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Roboto" svg:font-family="Roboto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UrbanBody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7" style:family="paragraph" style:parent-style-name="UrbanBody">
      <style:text-properties officeooo:paragraph-rsid="001bb2db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DejaVu Sans"/>
    </style:style>
    <style:style style:name="T6" style:family="text">
      <style:text-properties style:font-name="Roboto"/>
    </style:style>
    <style:style style:name="T7" style:family="text">
      <style:text-properties style:font-name="Roboto" officeooo:rsid="001bdcf5"/>
    </style:style>
    <style:style style:name="T8" style:family="text">
      <style:text-properties style:font-name="Times New Roman" fo:font-size="12pt" style:text-underline-style="none" fo:font-weight="normal" style:font-size-asian="10.5pt"/>
    </style:style>
    <style:style style:name="T9" style:family="text">
      <style:text-properties style:font-name="Times New Roman" fo:font-size="12pt" style:text-underline-style="none" fo:font-weight="normal" officeooo:rsid="001bdcf5" style:font-size-asian="10.5pt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"><draw:frame draw:style-name="fr2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8">do text</text:p><text:p text:style-name="P8">from document(at=header, format='odt')</text:p></office:annotation><text:span text:style-name="T2">Import depuis header.odt</text:span></text:p></draw:text-box></draw:frame></text:p>
      <text:p text:style-name="UrbanBody"/>
      <text:p text:style-name="UrbanBody"/>
      <text:p text:style-name="UrbanBody"/>
      <text:p text:style-name="UrbanBody"><draw:frame draw:style-name="fr1" draw:name="Cadre1" text:anchor-type="paragraph" svg:x="7.8cm" svg:y="0.295cm" svg:width="7.631cm" svg:height="2.833cm" draw:z-index="1"><draw:text-box><text:p text:style-name="P5"><text:text-input text:description="Nom donneur avis">urbanEventObj.getLinkedOrganisationTerm().Title()</text:text-input></text:p><text:p text:style-name="P4"><office:annotation><dc:creator>Gauthier Bastien</dc:creator><dc:date>2011-03-23T14:58:32</dc:date><text:p text:style-name="P8">do text</text:p><text:p text:style-name="P8">from xhtml(tool.decorateHTML('UrbanAddress', urbanEventObj.getLinkedOrganisationTerm().getFormattedDescription()))</text:p></office:annotation></text:p><text:p text:style-name="P3">RECOMMANDE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'avis concernant un une déclaration urbanistique</text:p>
      <text:p text:style-name="UrbanBody"/>
      <text:p text:style-name="P6"/>
      <text:p text:style-name="UrbanBody"/>
      <text:p text:style-name="UrbanBody"><office:annotation><dc:creator>Gauthier Bastien</dc:creator><dc:date>2011-02-16T16:12:24</dc:date><text:p text:style-name="P8">do text if len(self.getApplicants()) &gt; 1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8">do text if not len(self.getApplicants()) &gt; 1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Monsieur,</text:p>
      <text:p text:style-name="UrbanBody"/>
      <text:p text:style-name="UrbanBody">Nous vous transmettons en annexe, pour avis, le dossier introduit par <text:text-input text:description="Demandeurs">self.getApplicantsSignaletic()</text:text-input></text:p>
      <text:p text:style-name="UrbanBody"/>
      <text:p text:style-name="P7"><text:span text:style-name="T8">Conformément à l'article </text:span><text:span text:style-name="T9">30 du 11 mars 1999 Décret relatif au permis d'environnement (MB 08.06.1999 – err. 22.12.1999)</text:span><text:span text:style-name="T8">, <text:s/>nous</text:span> vous saurions gré de nous transmettre votre avis dans les trente jours francs à dater de la présente. <text:s/>A défaut de réponse endéans ce délai, l'avis sera réputé favorable.</text:p>
      <text:p text:style-name="UrbanBody"/>
      <text:p text:style-name="UrbanBody">Nous vous souhaitons bonne réception de la présente et de ses annexes, et vous prions d'agréer, Monsieur, l'expression de nos sentiments distingués.</text:p>
      <text:p text:style-name="UrbanBody"/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8">do text</text:p><text:p text:style-name="P8">from document(at=signatures, format='odt')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Roboto" svg:font-family="Roboto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5T16:07:33.689540969</dc:date>
    <dc:language>fr-FR</dc:language>
    <meta:editing-cycles>81</meta:editing-cycles>
    <meta:editing-duration>P1DT13H40S</meta:editing-duration>
    <meta:document-statistic meta:table-count="0" meta:image-count="0" meta:object-count="0" meta:page-count="1" meta:paragraph-count="17" meta:word-count="133" meta:character-count="1026" meta:non-whitespace-character-count="922"/>
    <meta:user-defined meta:name="Info 1"/>
    <meta:user-defined meta:name="Info 2"/>
    <meta:user-defined meta:name="Info 3"/>
    <meta:user-defined meta:name="Info 4"/>
  </office:meta>
</office:document-meta>
</file>